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0d7b" officeooo:paragraph-rsid="000b0d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)вступительные слайды</text:p>
      <text:p text:style-name="P1">1)актуальность</text:p>
      <text:p text:style-name="P1">2)цели</text:p>
      <text:p text:style-name="P1">3)задачи</text:p>
      <text:p text:style-name="P1">4)гипотеза(я придумал что то типо машина сможет достаточно точно настроить инструмент)</text:p>
      <text:p text:style-name="P1">5)план</text:p>
      <text:p text:style-name="P1">6)звуковые колебания определение пояснение</text:p>
      <text:p text:style-name="P1">7)характеристики звука и от каких параметров колебаний они зависят</text:p>
      <text:p text:style-name="P1">8)каким образом создаются звуковые колебания струной</text:p>
      <text:p text:style-name="P1">9)аналого-цифровые преобразования</text:p>
      <text:p text:style-name="P1">10)концептуальная схема устройства;параллельно пояснение где что и зачем</text:p>
      <text:p text:style-name="P1">11)схема усилка; пояснение как работает и что зачем;</text:p>
      <text:p text:style-name="P1">12)схема компаратора;пояснение как работает и зачем нужен триггер шмидта в схеме;</text:p>
      <text:p text:style-name="P1">13)скрины кода и пояснение че зачем там нужно</text:p>
      <text:p text:style-name="P1">14)демонстрация устройства</text:p>
      <text:p text:style-name="P1">15)подтверждение/опровержение гипотезы</text:p>
      <text:p text:style-name="P1">16)подведение итогов</text:p>
      <text:p text:style-name="P1">17)спасибо за внимани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0:25:11.806146410</meta:creation-date>
    <dc:date>2020-01-22T20:26:46.698434962</dc:date>
    <meta:editing-duration>PT1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82" meta:character-count="691" meta:non-whitespace-character-count="627"/>
  </office:meta>
</office:document-meta>
</file>